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7.89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worker_id</text:p>
          </table:table-cell>
          <table:table-cell office:value-type="string" calcext:value-type="string">
            <text:p>bonus_cash_req</text:p>
          </table:table-cell>
          <table:table-cell office:value-type="string" calcext:value-type="string">
            <text:p>bonus_beef_req</text:p>
          </table:table-cell>
          <table:table-cell office:value-type="string" calcext:value-type="string">
            <text:p>bonus_fruit_req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_code</text:p>
          </table:table-cell>
          <table:table-cell office:value-type="string" calcext:value-type="string">
            <text:p>bonus_paid</text:p>
          </table:table-cell>
          <table:table-cell/>
        </table:table-row>
        <table:table-row table:style-name="ro1">
          <table:table-cell office:value-type="string" calcext:value-type="string">
            <text:p>32KTQ2V7RE5AYDG0QBQG4R3MAVBM9C</text:p>
          </table:table-cell>
          <table:table-cell office:value-type="string" calcext:value-type="string">
            <text:p><text:s/>AV5MQWVJQT5H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1356168948" calcext:value-type="float">
            <text:p>1356168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S9DKFK74FVHW98AOXWGNLDNELNYK</text:p>
          </table:table-cell>
          <table:table-cell office:value-type="string" calcext:value-type="string">
            <text:p><text:s/>A2G53M4VQMQZ0X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1632969882" calcext:value-type="float">
            <text:p>16329698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IXQG4FA2UOEFMC3ZM07QBSSXLM9B2</text:p>
          </table:table-cell>
          <table:table-cell office:value-type="string" calcext:value-type="string">
            <text:p><text:s/>A12VO7UB2R1RW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1811225973" calcext:value-type="float">
            <text:p>1811225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CUSNVVNO2VZJVMRIAJZD7G5GA88I</text:p>
          </table:table-cell>
          <table:table-cell office:value-type="string" calcext:value-type="string">
            <text:p><text:s/>A2XGF2T637WMB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131148506" calcext:value-type="float">
            <text:p>2131148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WLF8U1WQGSQ6EZ7SAO54KGU9N6KY</text:p>
          </table:table-cell>
          <table:table-cell office:value-type="string" calcext:value-type="string">
            <text:p><text:s/>A17DULCYUBTM4B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324334466" calcext:value-type="float">
            <text:p>2324334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ZPBJO59KQR09PS6BUF5YIEGJFLDHA</text:p>
          </table:table-cell>
          <table:table-cell office:value-type="string" calcext:value-type="string">
            <text:p><text:s/>A3GF4RU9YVAN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363164969" calcext:value-type="float">
            <text:p>2363164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NS0A6KXC5YPCU2RJ6MK4ALIS0CZGW</text:p>
          </table:table-cell>
          <table:table-cell office:value-type="string" calcext:value-type="string">
            <text:p><text:s/>A2QAPSIOWEOOLP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559690647" calcext:value-type="float">
            <text:p>2559690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G2UL9A02E44VR7FOYLF1ZFUOPK76Q</text:p>
          </table:table-cell>
          <table:table-cell office:value-type="string" calcext:value-type="string">
            <text:p><text:s/>A2135R2UUG39T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792126573" calcext:value-type="float">
            <text:p>2792126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GGAI1SQEWOCWBN32V076H4UF2HCMT</text:p>
          </table:table-cell>
          <table:table-cell office:value-type="string" calcext:value-type="string">
            <text:p><text:s/>A14IPKOBOPID9H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793904971" calcext:value-type="float">
            <text:p>2793904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BBWHLWHB1ZEQ3HY72GQI4GQGSWIX</text:p>
          </table:table-cell>
          <table:table-cell office:value-type="string" calcext:value-type="string">
            <text:p><text:s/>A3ECPCV07EMUY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284253694" calcext:value-type="float">
            <text:p>2842536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PS7W85Z80SEB86KZ8RSQ5YE3NK9TG</text:p>
          </table:table-cell>
          <table:table-cell office:value-type="string" calcext:value-type="string">
            <text:p><text:s/>A7JIPTLOQQQY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3382092961" calcext:value-type="float">
            <text:p>3382092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ZPBJO59KQR09PS6BUF5YIEGJFRDHG</text:p>
          </table:table-cell>
          <table:table-cell office:value-type="string" calcext:value-type="string">
            <text:p><text:s/>AQ5RV9HW7U6I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3502621129" calcext:value-type="float">
            <text:p>3502621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GA6AFUKOPE2RXQ9I59TL9S4S9AH38</text:p>
          </table:table-cell>
          <table:table-cell office:value-type="string" calcext:value-type="string">
            <text:p><text:s/>A2SLC00CY68DT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3684806153" calcext:value-type="float">
            <text:p>3684806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LQ8PUHQFMIHH08S38GGPFUTC1YHIK</text:p>
          </table:table-cell>
          <table:table-cell office:value-type="string" calcext:value-type="string">
            <text:p><text:s/>AHLMLSZQMAS0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3893733648" calcext:value-type="float">
            <text:p>3893733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KRVW3HTZOBS3SCZZHQ7LM8C1A3MS7</text:p>
          </table:table-cell>
          <table:table-cell office:value-type="string" calcext:value-type="string">
            <text:p><text:s/>A1JR7ICD6JZ6Z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4213155247" calcext:value-type="float">
            <text:p>4213155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LO69W1SU43575LN45VBWVAKDWILGN</text:p>
          </table:table-cell>
          <table:table-cell office:value-type="string" calcext:value-type="string">
            <text:p><text:s/>A3J0CEJ3L3NG8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4293470731" calcext:value-type="float">
            <text:p>4293470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SNVL38CI5IH6NN0HJNRR4CQRERKC0</text:p>
          </table:table-cell>
          <table:table-cell office:value-type="string" calcext:value-type="string">
            <text:p><text:s/>A1XIY26YBDFNT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4492780808" calcext:value-type="float">
            <text:p>4492780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J88R45B2HO6KCVBL7OM1YJZM3YPXF</text:p>
          </table:table-cell>
          <table:table-cell office:value-type="string" calcext:value-type="string">
            <text:p><text:s/>A11BBVVW1ZKOF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4647884648" calcext:value-type="float">
            <text:p>46478846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KB8R4ZV1FXTUWZBDS6HISEF1UHBGN</text:p>
          </table:table-cell>
          <table:table-cell office:value-type="string" calcext:value-type="string">
            <text:p><text:s/>A26FIQ42LD6QIO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Approved</text:p>
          </table:table-cell>
          <table:table-cell office:value-type="float" office:value="4807557887" calcext:value-type="float">
            <text:p>4807557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QBD8R3Z229X1AV0MW92FNHBIRHO4D</text:p>
          </table:table-cell>
          <table:table-cell office:value-type="string" calcext:value-type="string">
            <text:p><text:s/>A3EUFDOUX1GC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5115559492" calcext:value-type="float">
            <text:p>5115559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JRJSWSMQIBQ7NZ7S41N06VR12U3E9</text:p>
          </table:table-cell>
          <table:table-cell office:value-type="string" calcext:value-type="string">
            <text:p><text:s/>A1GRMV7TAH69E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5310314949" calcext:value-type="float">
            <text:p>5310314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GS6S824SRNRSRE8VNF8VQ0XCBYNW8</text:p>
          </table:table-cell>
          <table:table-cell office:value-type="string" calcext:value-type="string">
            <text:p><text:s/>A3PXCDO05361OK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5552382525" calcext:value-type="float">
            <text:p>5552382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ZY8KE4ISKTZGZRVL52TDICOAG9VQP</text:p>
          </table:table-cell>
          <table:table-cell office:value-type="string" calcext:value-type="string">
            <text:p><text:s/>A38PRWWBJZ64W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5925167957" calcext:value-type="float">
            <text:p>5925167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MB8LZR5BGJA9RH6UWGQUN2DLN3KLE</text:p>
          </table:table-cell>
          <table:table-cell office:value-type="string" calcext:value-type="string">
            <text:p><text:s/>AJNYXCIS7RS7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5927066975" calcext:value-type="float">
            <text:p>5927066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Y4W8Q93L0A5RQNQGJW9DJ5PR1PVDP</text:p>
          </table:table-cell>
          <table:table-cell office:value-type="string" calcext:value-type="string">
            <text:p><text:s/>A2RWOEFKNMM3J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6278268634" calcext:value-type="float">
            <text:p>6278268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2CY0QWG2HN5OKXO1WXVQLP6E2I4O</text:p>
          </table:table-cell>
          <table:table-cell office:value-type="string" calcext:value-type="string">
            <text:p><text:s/>A2LX2Z339BEV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6295913169" calcext:value-type="float">
            <text:p>6295913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I28L7YXB4UXKLS50N4CDGU3JEE1S</text:p>
          </table:table-cell>
          <table:table-cell office:value-type="string" calcext:value-type="string">
            <text:p><text:s/>A2STV4R3CTG89B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6334852939" calcext:value-type="float">
            <text:p>6334852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TOK3KHVJU8UKXDJOU79IZ1L9ZT7OE</text:p>
          </table:table-cell>
          <table:table-cell office:value-type="string" calcext:value-type="string">
            <text:p><text:s/>A2J3FFME36Y3Z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6897573368" calcext:value-type="float">
            <text:p>6897573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ZSFO5CA9MIHXYILP8FKVYJIG8UJC</text:p>
          </table:table-cell>
          <table:table-cell office:value-type="string" calcext:value-type="string">
            <text:p><text:s/>A2AM38YF12KQ5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6956599182" calcext:value-type="float">
            <text:p>6956599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8XPAWRUD327D0EX26O8T7PYPHAIC</text:p>
          </table:table-cell>
          <table:table-cell office:value-type="string" calcext:value-type="string">
            <text:p><text:s/>AKC4O88D0D18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Approved</text:p>
          </table:table-cell>
          <table:table-cell office:value-type="float" office:value="731295207" calcext:value-type="float">
            <text:p>731295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VFJCI1K40PGA3G09PS7I7JJJKQGRJ</text:p>
          </table:table-cell>
          <table:table-cell office:value-type="string" calcext:value-type="string">
            <text:p><text:s/>AGTKQI9PCODC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pproved</text:p>
          </table:table-cell>
          <table:table-cell office:value-type="float" office:value="73992274" calcext:value-type="float">
            <text:p>73992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J10VATJGOUUT7VMY3AYTMU2GYIQ4</text:p>
          </table:table-cell>
          <table:table-cell office:value-type="string" calcext:value-type="string">
            <text:p><text:s/>A12B817QYPV1MV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7610283773" calcext:value-type="float">
            <text:p>7610283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NC5L260MPC7ZQSP6D5L6RE27HEOFP</text:p>
          </table:table-cell>
          <table:table-cell office:value-type="string" calcext:value-type="string">
            <text:p><text:s/>A3VEN557IG0B5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056410" calcext:value-type="float">
            <text:p>8056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TXMY6UCAFE3HQLVUO7ONQOZQFNQCS</text:p>
          </table:table-cell>
          <table:table-cell office:value-type="string" calcext:value-type="string">
            <text:p><text:s/>AFC9Q2YBBESIP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223914313" calcext:value-type="float">
            <text:p>8223914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GU1KF0O4JRZ79SAGBW4C1S72P3BPY</text:p>
          </table:table-cell>
          <table:table-cell office:value-type="string" calcext:value-type="string">
            <text:p><text:s/>A3EWJM5GOGZR1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286234759" calcext:value-type="float">
            <text:p>8286234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7Y0R2P2PEAY1SDQUJ242XNCQ0JXO</text:p>
          </table:table-cell>
          <table:table-cell office:value-type="string" calcext:value-type="string">
            <text:p><text:s/>A3AGJSGD009WM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483084593" calcext:value-type="float">
            <text:p>8483084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JZQSN0I3R0J7DBRIUSD1I50GT9GFC</text:p>
          </table:table-cell>
          <table:table-cell office:value-type="string" calcext:value-type="string">
            <text:p><text:s/>A3MXEIORVKRNE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552092239" calcext:value-type="float">
            <text:p>8552092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NAPMVF0ZX5GDQOE1W9CBMYI91227N</text:p>
          </table:table-cell>
          <table:table-cell office:value-type="string" calcext:value-type="string">
            <text:p><text:s/>A298V1W5XVLKIZ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Approved</text:p>
          </table:table-cell>
          <table:table-cell office:value-type="float" office:value="8565845857" calcext:value-type="float">
            <text:p>8565845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JJVG1YBECNVEZARWWNQEVNQCYBB54</text:p>
          </table:table-cell>
          <table:table-cell office:value-type="string" calcext:value-type="string">
            <text:p><text:s/>AYKP14B8QNKRJ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917019600" calcext:value-type="float">
            <text:p>8917019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C2NJ6JBKB75GBG1H3Q17JK8859N2Y</text:p>
          </table:table-cell>
          <table:table-cell office:value-type="string" calcext:value-type="string">
            <text:p><text:s/>A3HP8CGD5JNKZX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962944271" calcext:value-type="float">
            <text:p>8962944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MW0RGHOES18IH7J11D3WS1JFWNPG</text:p>
          </table:table-cell>
          <table:table-cell office:value-type="string" calcext:value-type="string">
            <text:p><text:s/>A3I4HEEG7GSF8F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8975131227" calcext:value-type="float">
            <text:p>89751312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YGAII7PMYMBFUZZTTU7QN6OW4QP3</text:p>
          </table:table-cell>
          <table:table-cell office:value-type="string" calcext:value-type="string">
            <text:p><text:s/>A8DI7QTF94U1Q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146149340" calcext:value-type="float">
            <text:p>91461493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U84XHCDID390E97O5KJVLOF2TAZ4C</text:p>
          </table:table-cell>
          <table:table-cell office:value-type="string" calcext:value-type="string">
            <text:p><text:s/>AW47H2ISJWAJ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286514562" calcext:value-type="float">
            <text:p>9286514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8UUM7WR0TXHA5ZGMODCU6QKEBR7P</text:p>
          </table:table-cell>
          <table:table-cell office:value-type="string" calcext:value-type="string">
            <text:p><text:s/>AFJJMSYEIOKC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365138849" calcext:value-type="float">
            <text:p>9365138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69J354OFE0NOKIGH1P97CSNN0W6G1</text:p>
          </table:table-cell>
          <table:table-cell office:value-type="string" calcext:value-type="string">
            <text:p><text:s/>A10XC9BFLIKOT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459564345" calcext:value-type="float">
            <text:p>94595643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TPWUS5F8AR81NHH6X6UFF6LEJNWCR</text:p>
          </table:table-cell>
          <table:table-cell office:value-type="string" calcext:value-type="string">
            <text:p><text:s/>A60WUDYUFK0YF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460580567" calcext:value-type="float">
            <text:p>9460580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HVVDCPGTFITC9ES7KJ8PMR5C0UYTR</text:p>
          </table:table-cell>
          <table:table-cell office:value-type="string" calcext:value-type="string">
            <text:p><text:s/>A31NREVPH2XDC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545603361" calcext:value-type="float">
            <text:p>95456033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JRJSWSMQIBQ7NZ7S41N06VR0O33EP</text:p>
          </table:table-cell>
          <table:table-cell office:value-type="string" calcext:value-type="string">
            <text:p><text:s/>A12G8KA9YE8ZAH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605429852" calcext:value-type="float">
            <text:p>9605429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18Q3ZVOJGF0C3XNP0XML8GLQ0ARQ</text:p>
          </table:table-cell>
          <table:table-cell office:value-type="string" calcext:value-type="string">
            <text:p><text:s/>AF8GOPFSTWCH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Approved</text:p>
          </table:table-cell>
          <table:table-cell office:value-type="float" office:value="9670595386" calcext:value-type="float">
            <text:p>9670595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ZSFO5CA9MIHXYILP8FKVYJIIWJUT</text:p>
          </table:table-cell>
          <table:table-cell office:value-type="string" calcext:value-type="string">
            <text:p><text:s/>A2FAIBT5CFQK2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Approved</text:p>
          </table:table-cell>
          <table:table-cell office:value-type="float" office:value="9861213662" calcext:value-type="float">
            <text:p>9861213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beef</text:p>
          </table:table-cell>
          <table:table-cell table:style-name="ce1" office:value-type="string" calcext:value-type="string">
            <text:p><text:s/>A298V1W5XVLKIZ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58]" office:value-type="float" office:value="50" calcext:value-type="float">
            <text:p>50</text:p>
          </table:table-cell>
          <table:table-cell/>
          <table:table-cell office:value-type="string" calcext:value-type="string">
            <text:p>Rand * 102</text:p>
          </table:table-cell>
          <table:table-cell table:style-name="ce2" office:value-type="string" calcext:value-type="string">
            <text:p>Rand * 102</text:p>
          </table:table-cell>
          <table:table-cell office:value-type="string" calcext:value-type="string">
            <text:p>Yellow are locked values, showing winners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AKC4O88D0D18F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58]+[.D59]" office:value-type="float" office:value="100" calcext:value-type="float">
            <text:p>100</text:p>
          </table:table-cell>
          <table:table-cell/>
          <table:table-cell table:formula="of:=RAND()*100" office:value-type="float" office:value="26.1386195576679" calcext:value-type="float">
            <text:p>26.1386195576679</text:p>
          </table:table-cell>
          <table:table-cell table:style-name="ce2" office:value-type="float" office:value="84.3934478863021" calcext:value-type="float">
            <text:p>84.3934478863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GTKQI9PCODC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59]+[.D60]" office:value-type="float" office:value="102" calcext:value-type="float">
            <text:p>10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tot</text:p>
          </table:table-cell>
          <table:table-cell table:formula="of:=SUM([.D58:.D60])" office:value-type="float" office:value="102" calcext:value-type="float">
            <text:p>102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For Fruit</text:p>
          </table:table-cell>
          <table:table-cell table:style-name="ce1" office:value-type="string" calcext:value-type="string">
            <text:p><text:s/>A26FIQ42LD6QIO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63]" office:value-type="float" office:value="50" calcext:value-type="float">
            <text:p>50</text:p>
          </table:table-cell>
          <table:table-cell/>
          <table:table-cell office:value-type="string" calcext:value-type="string">
            <text:p>Rand * 193</text:p>
          </table:table-cell>
          <table:table-cell table:style-name="ce2" office:value-type="string" calcext:value-type="string">
            <text:p>Rand * 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AKC4O88D0D18F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64]+[.E63]" office:value-type="float" office:value="100" calcext:value-type="float">
            <text:p>100</text:p>
          </table:table-cell>
          <table:table-cell/>
          <table:table-cell table:formula="of:=RAND()*190" office:value-type="float" office:value="28.8503231790328" calcext:value-type="float">
            <text:p>28.8503231790328</text:p>
          </table:table-cell>
          <table:table-cell table:style-name="ce2" office:value-type="float" office:value="133.791483791372" calcext:value-type="float">
            <text:p>133.79148379137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s/>A298V1W5XVLKIZ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65]+[.E64]" office:value-type="float" office:value="140" calcext:value-type="float">
            <text:p>14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<text:s/>AF8GOPFSTWCH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66]+[.E65]" office:value-type="float" office:value="190" calcext:value-type="float">
            <text:p>19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<text:s/>AGTKQI9PCODC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67]+[.E66]" office:value-type="float" office:value="193" calcext:value-type="float">
            <text:p>19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tot</text:p>
          </table:table-cell>
          <table:table-cell table:formula="of:=SUM([.D63:.D67])" office:value-type="float" office:value="193" calcext:value-type="float">
            <text:p>193</text:p>
          </table:table-cell>
          <table:table-cell table:number-columns-repeated="3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6:59:06.671916738</dc:date>
    <meta:editing-duration>P4DT1H12M45S</meta:editing-duration>
    <meta:editing-cycles>3</meta:editing-cycles>
    <meta:generator>LibreOffice/5.4.5.1$Linux_X86_64 LibreOffice_project/40m0$Build-1</meta:generator>
    <meta:document-statistic meta:table-count="1" meta:cell-count="448" meta:object-count="0"/>
  </office:meta>
</office:document-meta>
</file>